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rsid="0009452b" officeooo:paragraph-rsid="0009452b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officeooo:rsid="0009452b" officeooo:paragraph-rsid="0009452b" style:font-weight-asian="bold" style:font-name-complex="Arial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452b" officeooo:paragraph-rsid="0009452b" style:font-size-asian="12pt" style:font-name-complex="Arial"/>
    </style:style>
    <style:style style:name="T1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>Especificar referid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12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4">ACT-01(Client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4">Secund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4">RF-4.2(Cupones de descuento y sistema de referidos)</text:p>
          </table:table-cell>
          <table:covered-table-cell/>
          <table:table-cell table:style-name="Tabla1.D4" table:number-columns-spanned="5" office:value-type="string">
            <text:p text:style-name="P1">CU-11(Registrarse online)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4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>1</text:p>
          </table:table-cell>
        </table:table-row>
      </table:table>
      <text:p text:style-name="P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Propósito</text:p>
          </table:table-cell>
        </table:table-row>
        <table:table-row table:style-name="Tabla2.1">
          <table:table-cell table:style-name="Tabla2.A2" office:value-type="string">
            <text:p text:style-name="P7">Un cliente puede especificar un referido al registrarse en la web, de esa manera ambos obtendrán un descuento.</text:p>
          </table:table-cell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Resumen</text:p>
          </table:table-cell>
        </table:table-row>
        <table:table-row table:style-name="Tabla3.1">
          <table:table-cell table:style-name="Tabla3.A2" office:value-type="string">
            <text:p text:style-name="P7">El cliente introducirá el nombre de usuario de su referido, una vez verificado, podrá seguir con su registro y recibir el descuento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8:02:22.526268102</dc:date>
    <meta:editing-cycles>3</meta:editing-cycles>
    <meta:editing-duration>PT10M54S</meta:editing-duration>
    <meta:document-statistic meta:table-count="3" meta:image-count="0" meta:object-count="0" meta:page-count="1" meta:paragraph-count="22" meta:word-count="73" meta:character-count="500" meta:non-whitespace-character-count="449"/>
    <meta:generator>LibreOffice/6.2.2.2$Linux_X86_64 LibreOffice_project/5daaa0e719eb4f073b63de04e0910785ad81fe7a</meta:generator>
  </office:meta>
</office:document-meta>
</file>